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3ecb" officeooo:paragraph-rsid="00003ecb"/>
    </style:style>
    <style:style style:name="P2" style:family="paragraph" style:parent-style-name="Standard">
      <style:text-properties officeooo:rsid="00003ecb" officeooo:paragraph-rsid="00010e40"/>
    </style:style>
    <style:style style:name="P3" style:family="paragraph" style:parent-style-name="Standard">
      <style:text-properties officeooo:rsid="00003ecb" officeooo:paragraph-rsid="00003ecb" fo:background-color="#99ff33"/>
    </style:style>
    <style:style style:name="P4" style:family="paragraph" style:parent-style-name="Standard">
      <style:text-properties officeooo:rsid="00003ecb" officeooo:paragraph-rsid="00010e40" fo:background-color="#99ff33"/>
    </style:style>
    <style:style style:name="P5" style:family="paragraph" style:parent-style-name="Standard">
      <style:text-properties officeooo:rsid="0006b8b7" officeooo:paragraph-rsid="0006b8b7" fo:background-color="#99ff33"/>
    </style:style>
    <style:style style:name="P6" style:family="paragraph" style:parent-style-name="Standard">
      <style:text-properties officeooo:rsid="00003ecb" officeooo:paragraph-rsid="00003ecb" fo:background-color="transparent"/>
    </style:style>
    <style:style style:name="P7" style:family="paragraph" style:parent-style-name="Standard">
      <style:text-properties officeooo:rsid="00003ecb" officeooo:paragraph-rsid="00010e40" fo:background-color="transparent"/>
    </style:style>
    <style:style style:name="P8" style:family="paragraph" style:parent-style-name="Standard">
      <style:text-properties fo:font-weight="normal" officeooo:rsid="00003ecb" officeooo:paragraph-rsid="00010e40" style:font-weight-asian="normal" style:font-weight-complex="normal"/>
    </style:style>
    <style:style style:name="P9" style:family="paragraph" style:parent-style-name="Standard">
      <style:text-properties fo:font-weight="normal" officeooo:rsid="00003ecb" officeooo:paragraph-rsid="00010e40" fo:background-color="#99ff33" style:font-weight-asian="normal" style:font-weight-complex="normal"/>
    </style:style>
    <style:style style:name="P10" style:family="paragraph" style:parent-style-name="Standard">
      <style:text-properties fo:font-weight="normal" officeooo:rsid="00003ecb" officeooo:paragraph-rsid="00010e40" fo:background-color="transparent" style:font-weight-asian="normal" style:font-weight-complex="normal"/>
    </style:style>
    <style:style style:name="P11" style:family="paragraph" style:parent-style-name="Standard">
      <style:text-properties fo:color="#ff0000" fo:font-weight="normal" officeooo:rsid="00003ecb" officeooo:paragraph-rsid="00003ecb" style:font-weight-asian="normal" style:font-weight-complex="normal"/>
    </style:style>
    <style:style style:name="P12" style:family="paragraph" style:parent-style-name="Standard" style:list-style-name="L1">
      <style:text-properties officeooo:rsid="00003ecb" officeooo:paragraph-rsid="00003ecb"/>
    </style:style>
    <style:style style:name="P13" style:family="paragraph" style:parent-style-name="Standard">
      <style:text-properties officeooo:rsid="00003ecb" officeooo:paragraph-rsid="00003ecb"/>
    </style:style>
    <style:style style:name="P14" style:family="paragraph" style:parent-style-name="Standard">
      <style:text-properties officeooo:rsid="00003ecb" officeooo:paragraph-rsid="00010e40"/>
    </style:style>
    <style:style style:name="P15" style:family="paragraph" style:parent-style-name="Standard" style:list-style-name="L1">
      <style:text-properties fo:font-weight="bold" officeooo:rsid="00003ecb" officeooo:paragraph-rsid="00003ecb" style:font-weight-asian="bold" style:font-weight-complex="bold"/>
    </style:style>
    <style:style style:name="P16" style:family="paragraph" style:parent-style-name="Standard">
      <style:text-properties fo:font-weight="bold" officeooo:rsid="00003ecb" officeooo:paragraph-rsid="00003ecb" style:font-weight-asian="bold" style:font-weight-complex="bold"/>
    </style:style>
    <style:style style:name="P17" style:family="paragraph" style:parent-style-name="Standard">
      <style:text-properties fo:font-weight="bold" officeooo:rsid="000acf9d" officeooo:paragraph-rsid="000acf9d" style:font-weight-asian="bold" style:font-weight-complex="bold"/>
    </style:style>
    <style:style style:name="P18" style:family="paragraph" style:parent-style-name="Standard">
      <style:text-properties officeooo:rsid="00072d8c" officeooo:paragraph-rsid="000acf9d" fo:background-color="#ffff00"/>
    </style:style>
    <style:style style:name="P19" style:family="paragraph" style:parent-style-name="Standard">
      <style:text-properties officeooo:rsid="00072d8c" officeooo:paragraph-rsid="00072d8c" fo:background-color="#99ff33"/>
    </style:style>
    <style:style style:name="P20" style:family="paragraph" style:parent-style-name="Standard">
      <style:text-properties officeooo:rsid="00003ecb" officeooo:paragraph-rsid="00010e40" fo:background-color="#99ff33"/>
    </style:style>
    <style:style style:name="P21" style:family="paragraph" style:parent-style-name="Standard">
      <style:text-properties officeooo:rsid="00079572" officeooo:paragraph-rsid="00079572" fo:background-color="#99ff33"/>
    </style:style>
    <style:style style:name="P22" style:family="paragraph" style:parent-style-name="Standard">
      <style:text-properties officeooo:rsid="00088b3f" officeooo:paragraph-rsid="00088b3f" fo:background-color="#99ff33"/>
    </style:style>
    <style:style style:name="P23" style:family="paragraph" style:parent-style-name="Standard">
      <style:text-properties officeooo:rsid="00088b3f" officeooo:paragraph-rsid="00088b3f" fo:background-color="#99ff33"/>
    </style:style>
    <style:style style:name="P24" style:family="paragraph" style:parent-style-name="Standard">
      <style:text-properties officeooo:rsid="00098c1c" officeooo:paragraph-rsid="00098c1c" fo:background-color="#99ff33"/>
    </style:style>
    <style:style style:name="P25" style:family="paragraph" style:parent-style-name="Standard">
      <style:text-properties officeooo:rsid="000acf9d" officeooo:paragraph-rsid="000acf9d" fo:background-color="#99ff33"/>
    </style:style>
    <style:style style:name="P26" style:family="paragraph" style:parent-style-name="Standard">
      <style:text-properties officeooo:rsid="00072d8c" officeooo:paragraph-rsid="00072d8c"/>
    </style:style>
    <style:style style:name="P27" style:family="paragraph" style:parent-style-name="Standard">
      <style:text-properties officeooo:rsid="00079572" officeooo:paragraph-rsid="00079572"/>
    </style:style>
    <style:style style:name="P28" style:family="paragraph" style:parent-style-name="Standard">
      <style:text-properties fo:font-weight="normal" officeooo:rsid="00003ecb" officeooo:paragraph-rsid="00010e40" fo:background-color="#99ff33" style:font-weight-asian="normal" style:font-weight-complex="normal"/>
    </style:style>
    <style:style style:name="P29" style:family="paragraph" style:parent-style-name="Standard">
      <style:text-properties fo:font-weight="normal" officeooo:rsid="00088b3f" officeooo:paragraph-rsid="00088b3f" fo:background-color="#99ff33" style:font-weight-asian="normal" style:font-weight-complex="normal"/>
    </style:style>
    <style:style style:name="P30" style:family="paragraph" style:parent-style-name="Standard">
      <style:text-properties officeooo:rsid="00088b3f" officeooo:paragraph-rsid="00088b3f"/>
    </style:style>
    <style:style style:name="P31" style:family="paragraph" style:parent-style-name="Standard">
      <style:text-properties fo:color="#ff0000" fo:font-weight="normal" officeooo:rsid="00003ecb" officeooo:paragraph-rsid="00003ecb" fo:background-color="#99ff33" style:font-weight-asian="normal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72d8c" fo:background-color="#ffff00" loext:char-shading-value="0"/>
    </style:style>
    <style:style style:name="T4" style:family="text">
      <style:text-properties officeooo:rsid="00079572" fo:background-color="#ffff00" loext:char-shading-value="0"/>
    </style:style>
    <style:style style:name="T5" style:family="text">
      <style:text-properties officeooo:rsid="00088b3f" fo:background-color="#ffff00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#ffffff"/>
    </style:style>
    <style:style style:name="T10" style:family="text">
      <style:text-properties officeooo:rsid="00072d8c"/>
    </style:style>
    <style:style style:name="T11" style:family="text">
      <style:text-properties officeooo:rsid="00088b3f"/>
    </style:style>
    <style:style style:name="T12" style:family="text">
      <style:text-properties officeooo:rsid="000acf9d" fo:background-color="#ffffff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62234706507563521" text:style-name="L1">
        <text:list-item>
          <text:p text:style-name="P12"><text:span text:style-name="T6">Накатить бэкап базы</text:span> </text:p>
        </text:list-item>
      </text:list>
      <text:p text:style-name="P1">lyudmila@lyudmila-Lenovo-IdeaPad-Z500:~/Learning/bsa2018/mongodb$ <text:span text:style-name="T1">mongoimport --db hometaskDB --file users.json</text:span></text:p>
      <text:p text:style-name="P3">connected to: 127.0.0.1</text:p>
      <text:p text:style-name="P3">no collection specified!</text:p>
      <text:p text:style-name="P3">using filename 'users' as collection.</text:p>
      <text:p text:style-name="P3">2018-05-13T18:14:32.856+0300 check 9 844</text:p>
      <text:p text:style-name="P3">2018-05-13T18:14:32.856+0300 imported 844 objects</text:p>
      <text:p text:style-name="P3"/>
      <text:p text:style-name="P1">&gt; show dbs</text:p>
      <text:p text:style-name="P1">admin <text:s text:c="6"/>(empty)</text:p>
      <text:p text:style-name="P1">hometaskDB <text:s/>0.078GB</text:p>
      <text:p text:style-name="P1">local <text:s text:c="6"/>0.078GB</text:p>
      <text:p text:style-name="P1"/>
      <text:p text:style-name="P1">&gt; db.users.count()</text:p>
      <text:p text:style-name="P6">844</text:p>
      <text:p text:style-name="P6"/>
      <text:list xml:id="list195455382788062" text:continue-numbering="true" text:style-name="L1">
        <text:list-item>
          <text:p text:style-name="P15">Найти средний возраст людей в системе</text:p>
        </text:list-item>
      </text:list>
      <text:p text:style-name="P1">&gt; <text:span text:style-name="T1">db.users.aggregate([{$group:{_id : null, avgQuantity : { $avg: "$age"}}}])</text:span></text:p>
      <text:p text:style-name="P3">{ "_id" : null, "avgQuantity" : 30.38862559241706 }</text:p>
      <text:p text:style-name="P3"/>
      <text:list xml:id="list195454859551071" text:continue-numbering="true" text:style-name="L1">
        <text:list-item>
          <text:p text:style-name="P15">Найти средний возраст в штате Аляска</text:p>
        </text:list-item>
      </text:list>
      <text:p text:style-name="P1">&gt; db.users.find({address:{$regex:/.*Alaska.*/}})</text:p>
      <text:p text:style-name="P1"/>
      <text:p text:style-name="P1">&gt; <text:span text:style-name="T1">db.users.aggregate({$match:{address:{$regex:/.*Alaska.*/}}},{$group:{_id:null,avgQuantity: { $avg: "$age"}}})</text:span></text:p>
      <text:p text:style-name="P3">{ "_id" : null, "avgQuantity" : 31.5 }</text:p>
      <text:p text:style-name="P3"/>
      <text:list xml:id="list195455781859229" text:continue-numbering="true" text:style-name="L1">
        <text:list-item>
          <text:p text:style-name="P15">Начиная от Math.ceil(avg + avg_alaska) найти первого человека с другом по имени Деннис</text:p>
        </text:list-item>
      </text:list>
      <text:p text:style-name="P1">&gt; db.users.find({"friends.name":{$regex:/.* Dennis.*/}}).count()</text:p>
      <text:p text:style-name="P1">3</text:p>
      <text:p text:style-name="P27"/>
      <text:p text:style-name="P18"><text:span text:style-name="T8">&gt; </text:span><text:span text:style-name="T12">db.users.aggregate({$skip:62},{$match:{"friends.name":{$regex:/. Dennis.*/}}}).pretty()</text:span></text:p>
      <text:p text:style-name="P25">{</text:p>
      <text:p text:style-name="P25"><text:tab/>"_id" : ObjectId("5adf3c1544abaca147cdd47c"),</text:p>
      <text:p text:style-name="P25"><text:tab/>"index" : 306,</text:p>
      <text:p text:style-name="P25"><text:tab/>"guid" : "709aa50f-70ff-4f06-8b33-3afbd5302c0a",</text:p>
      <text:p text:style-name="P25"><text:tab/>"isActive" : false,</text:p>
      <text:p text:style-name="P25"><text:tab/>"balance" : "$3,385.51",</text:p>
      <text:p text:style-name="P25"><text:tab/>"picture" : "http://placehold.it/32x32",</text:p>
      <text:p text:style-name="P25"><text:tab/>"age" : 21,</text:p>
      <text:p text:style-name="P25"><text:tab/>"eyeColor" : "brown",</text:p>
      <text:p text:style-name="P25"><text:tab/>"name" : "Esperanza Blevins",</text:p>
      <text:p text:style-name="P25"><text:tab/>"gender" : "female",</text:p>
      <text:p text:style-name="P25"><text:tab/>"company" : "XURBAN",</text:p>
      <text:p text:style-name="P25"><text:tab/>"email" : "esperanzablevins@xurban.com",</text:p>
      <text:p text:style-name="P25"><text:tab/>"phone" : "+1 (975) 588-2297",</text:p>
      <text:p text:style-name="P25"><text:tab/>"address" : "659 Oceanic Avenue, Collins, <text:span text:style-name="T1">Utah</text:span>, 6277",</text:p>
      <text:p text:style-name="P25"><text:tab/>"about" : "Culpa velit esse eiusmod labore tempor aute labore amet quis ut consectetur quis esse fugiat. Irure ipsum nulla Lorem amet proident sint. Incididunt irure veniam qui veniam <text:soft-page-break/>adipisicing eu velit mollit non dolore nulla consequat deserunt. Labore deserunt amet eu aliquip elit quis dolore irure cupidatat amet.\r\n",</text:p>
      <text:p text:style-name="P25"><text:tab/>"registered" : "2015-06-02T03:54:44 -03:00",</text:p>
      <text:p text:style-name="P25"><text:tab/>"latitude" : 55.103336,</text:p>
      <text:p text:style-name="P25"><text:tab/>"longitude" : -104.071644,</text:p>
      <text:p text:style-name="P25"><text:tab/>"tags" : [</text:p>
      <text:p text:style-name="P25"><text:tab/><text:tab/>"consequat",</text:p>
      <text:p text:style-name="P25"><text:tab/><text:tab/>"aliqua",</text:p>
      <text:p text:style-name="P25"><text:tab/><text:tab/>"labore",</text:p>
      <text:p text:style-name="P25"><text:tab/><text:tab/>"cupidatat",</text:p>
      <text:p text:style-name="P25"><text:tab/><text:tab/>"culpa",</text:p>
      <text:p text:style-name="P25"><text:tab/><text:tab/>"eiusmod",</text:p>
      <text:p text:style-name="P25"><text:tab/><text:tab/>"exercitation"</text:p>
      <text:p text:style-name="P25"><text:tab/>],</text:p>
      <text:p text:style-name="P25"><text:tab/>"friends" : [</text:p>
      <text:p text:style-name="P25"><text:tab/><text:tab/>{</text:p>
      <text:p text:style-name="P25"><text:tab/><text:tab/><text:tab/>"id" : 0,</text:p>
      <text:p text:style-name="P25"><text:tab/><text:tab/><text:tab/>"name" : "Charles Dennis"</text:p>
      <text:p text:style-name="P25"><text:tab/><text:tab/>},</text:p>
      <text:p text:style-name="P25"><text:tab/><text:tab/>{</text:p>
      <text:p text:style-name="P25"><text:tab/><text:tab/><text:tab/>"id" : 1,</text:p>
      <text:p text:style-name="P25"><text:tab/><text:tab/><text:tab/>"name" : "Arlene Walton"</text:p>
      <text:p text:style-name="P25"><text:tab/><text:tab/>},</text:p>
      <text:p text:style-name="P25"><text:tab/><text:tab/>{</text:p>
      <text:p text:style-name="P25"><text:tab/><text:tab/><text:tab/>"id" : 2,</text:p>
      <text:p text:style-name="P25"><text:tab/><text:tab/><text:tab/>"name" : "Trisha Long"</text:p>
      <text:p text:style-name="P25"><text:tab/><text:tab/>}</text:p>
      <text:p text:style-name="P25"><text:tab/>],</text:p>
      <text:p text:style-name="P25"><text:tab/>"greeting" : "Hello, Esperanza Blevins! You have 6 unread messages.",</text:p>
      <text:p text:style-name="P25"><text:tab/>"favoriteFruit" : "banana"</text:p>
      <text:p text:style-name="P25">}</text:p>
      <text:p text:style-name="P31"/>
      <text:p text:style-name="P11"/>
      <text:list xml:id="list195455028467415" text:continue-numbering="true" text:style-name="L1">
        <text:list-item>
          <text:p text:style-name="P15">Найти людей из того же штата, что и предыдущий человек</text:p>
          <text:p text:style-name="P15"/>
        </text:list-item>
      </text:list>
      <text:p text:style-name="P26">&gt; db.users.find({address:{$regex:/.*<text:span text:style-name="T11">Utah</text:span>.*/}}).count();</text:p>
      <text:p text:style-name="P30">15</text:p>
      <text:p text:style-name="P2"/>
      <text:p text:style-name="P2"/>
      <text:p text:style-name="P21"><text:span text:style-name="T8">&gt; </text:span><text:span text:style-name="T1">db.users.find({address:{$regex:/.*</text:span><text:span text:style-name="T5">Utah</text:span><text:span text:style-name="T1">.*/}},{_id:1,name:1,age:1,address:1}).pretty()</text:span></text:p>
      <text:p text:style-name="P22">{</text:p>
      <text:p text:style-name="P22"><text:tab/>"_id" : ObjectId("5adf3c1544abaca147cdd35b"),</text:p>
      <text:p text:style-name="P22"><text:tab/>"age" : 34,</text:p>
      <text:p text:style-name="P22"><text:tab/>"name" : "Abigail Boyer",</text:p>
      <text:p text:style-name="P22"><text:tab/>"address" : "413 Myrtle Avenue, Blue, Utah, 6715"</text:p>
      <text:p text:style-name="P22">}</text:p>
      <text:p text:style-name="P22">{</text:p>
      <text:p text:style-name="P22"><text:tab/>"_id" : ObjectId("5adf3c1544abaca147cdd39b"),</text:p>
      <text:p text:style-name="P22"><text:tab/>"age" : 27,</text:p>
      <text:p text:style-name="P22"><text:tab/>"name" : "Tamra Gilmore",</text:p>
      <text:p text:style-name="P22"><text:tab/>"address" : "735 Fayette Street, Sanford, Utah, 9834"</text:p>
      <text:p text:style-name="P22">}</text:p>
      <text:p text:style-name="P22"><text:soft-page-break/>{</text:p>
      <text:p text:style-name="P22"><text:tab/>"_id" : ObjectId("5adf3c1544abaca147cdd3d7"),</text:p>
      <text:p text:style-name="P22"><text:tab/>"age" : 40,</text:p>
      <text:p text:style-name="P22"><text:tab/>"name" : "Horn Hubbard",</text:p>
      <text:p text:style-name="P22"><text:tab/>"address" : "198 Meserole Avenue, Geyserville, Utah, 3072"</text:p>
      <text:p text:style-name="P22">}</text:p>
      <text:p text:style-name="P22">{</text:p>
      <text:p text:style-name="P22"><text:tab/>"_id" : ObjectId("5adf3c1544abaca147cdd408"),</text:p>
      <text:p text:style-name="P22"><text:tab/>"age" : 26,</text:p>
      <text:p text:style-name="P22"><text:tab/>"name" : "Cherry Villarreal",</text:p>
      <text:p text:style-name="P22"><text:tab/>"address" : "772 Porter Avenue, Richford, Utah, 3055"</text:p>
      <text:p text:style-name="P22">}</text:p>
      <text:p text:style-name="P22">{</text:p>
      <text:p text:style-name="P22"><text:tab/>"_id" : ObjectId("5adf3c1544abaca147cdd443"),</text:p>
      <text:p text:style-name="P22"><text:tab/>"age" : 39,</text:p>
      <text:p text:style-name="P22"><text:tab/>"name" : "Patti Nguyen",</text:p>
      <text:p text:style-name="P22"><text:tab/>"address" : "847 Frank Court, Graball, Utah, 6542"</text:p>
      <text:p text:style-name="P22">}</text:p>
      <text:p text:style-name="P22">{</text:p>
      <text:p text:style-name="P22"><text:tab/>"_id" : ObjectId("5adf3c1544abaca147cdd47c"),</text:p>
      <text:p text:style-name="P22"><text:tab/>"age" : 21,</text:p>
      <text:p text:style-name="P22"><text:tab/>"name" : "Esperanza Blevins",</text:p>
      <text:p text:style-name="P22"><text:tab/>"address" : "659 Oceanic Avenue, Collins, Utah, 6277"</text:p>
      <text:p text:style-name="P22">}</text:p>
      <text:p text:style-name="P22">{</text:p>
      <text:p text:style-name="P22"><text:tab/>"_id" : ObjectId("5adf3c1544abaca147cdd4b5"),</text:p>
      <text:p text:style-name="P22"><text:tab/>"age" : 29,</text:p>
      <text:p text:style-name="P22"><text:tab/>"name" : "Shauna Marks",</text:p>
      <text:p text:style-name="P22"><text:tab/>"address" : "275 Knapp Street, Enlow, Utah, 4265"</text:p>
      <text:p text:style-name="P22">}</text:p>
      <text:p text:style-name="P22">{</text:p>
      <text:p text:style-name="P22"><text:tab/>"_id" : ObjectId("5adf3c1544abaca147cdd4f0"),</text:p>
      <text:p text:style-name="P22"><text:tab/>"age" : 32,</text:p>
      <text:p text:style-name="P22"><text:tab/>"name" : "Weaver Kim",</text:p>
      <text:p text:style-name="P22"><text:tab/>"address" : "638 Bogart Street, Norvelt, Utah, 3976"</text:p>
      <text:p text:style-name="P22">}</text:p>
      <text:p text:style-name="P22">{</text:p>
      <text:p text:style-name="P22"><text:tab/>"_id" : ObjectId("5adf3c1544abaca147cdd52a"),</text:p>
      <text:p text:style-name="P22"><text:tab/>"age" : 30,</text:p>
      <text:p text:style-name="P22"><text:tab/>"name" : "Charity Gordon",</text:p>
      <text:p text:style-name="P22"><text:tab/>"address" : "656 Beacon Court, Detroit, Utah, 6771"</text:p>
      <text:p text:style-name="P22">}</text:p>
      <text:p text:style-name="P22">{</text:p>
      <text:p text:style-name="P22"><text:tab/>"_id" : ObjectId("5adf3c1544abaca147cdd563"),</text:p>
      <text:p text:style-name="P22"><text:tab/>"age" : 20,</text:p>
      <text:p text:style-name="P22"><text:tab/>"name" : "Tamera Chandler",</text:p>
      <text:p text:style-name="P22"><text:tab/>"address" : "386 Conklin Avenue, Lisco, Utah, 8731"</text:p>
      <text:p text:style-name="P22">}</text:p>
      <text:p text:style-name="P22">{</text:p>
      <text:p text:style-name="P22"><text:tab/>"_id" : ObjectId("5adf3c1544abaca147cdd59e"),</text:p>
      <text:p text:style-name="P22"><text:tab/>"age" : 39,</text:p>
      <text:p text:style-name="P22"><text:tab/>"name" : "Young Douglas",</text:p>
      <text:p text:style-name="P22"><text:soft-page-break/><text:tab/>"address" : "242 Hyman Court, Westmoreland, Utah, 4276"</text:p>
      <text:p text:style-name="P22">}</text:p>
      <text:p text:style-name="P22">{</text:p>
      <text:p text:style-name="P22"><text:tab/>"_id" : ObjectId("5adf3c1544abaca147cdd5d7"),</text:p>
      <text:p text:style-name="P22"><text:tab/>"age" : 26,</text:p>
      <text:p text:style-name="P22"><text:tab/>"name" : "Miller Mcclain",</text:p>
      <text:p text:style-name="P22"><text:tab/>"address" : "930 Fay Court, Vincent, Utah, 7321"</text:p>
      <text:p text:style-name="P22">}</text:p>
      <text:p text:style-name="P22">{</text:p>
      <text:p text:style-name="P22"><text:tab/>"_id" : ObjectId("5adf3c1544abaca147cdd61b"),</text:p>
      <text:p text:style-name="P22"><text:tab/>"age" : 29,</text:p>
      <text:p text:style-name="P22"><text:tab/>"name" : "Stefanie Zamora",</text:p>
      <text:p text:style-name="P22"><text:tab/>"address" : "604 Driggs Avenue, Keller, Utah, 6464"</text:p>
      <text:p text:style-name="P22">}</text:p>
      <text:p text:style-name="P22">{</text:p>
      <text:p text:style-name="P22"><text:tab/>"_id" : ObjectId("5adf3c1544abaca147cdd64b"),</text:p>
      <text:p text:style-name="P22"><text:tab/>"age" : 27,</text:p>
      <text:p text:style-name="P22"><text:tab/>"name" : "Jeanette Davis",</text:p>
      <text:p text:style-name="P22"><text:tab/>"address" : "836 Broome Street, Darbydale, Utah, 8036"</text:p>
      <text:p text:style-name="P22">}</text:p>
      <text:p text:style-name="P22">{</text:p>
      <text:p text:style-name="P22"><text:tab/>"_id" : ObjectId("5adf3c1544abaca147cdd685"),</text:p>
      <text:p text:style-name="P22"><text:tab/>"age" : 36,</text:p>
      <text:p text:style-name="P22"><text:tab/>"name" : "Mara Salazar",</text:p>
      <text:p text:style-name="P22"><text:tab/>"address" : "654 Eastern Parkway, Verdi, Utah, 6569"</text:p>
      <text:p text:style-name="P22">}</text:p>
      <text:p text:style-name="P2"><text:s/>-<text:span text:style-name="T6"> Посмотреть какой фрукт любят больше всего в этом штате (аггрегация)</text:span></text:p>
      <text:p text:style-name="P2">&gt; <text:span text:style-name="T1">db.users.aggregate([{ "$match": {address:{$regex:/.*</text:span><text:span text:style-name="T5">Utah</text:span><text:span text:style-name="T1">.*/}}},{ "$group": {"_id": {"favouriteFruit":"$favoriteFruit"},"count": { "$sum": 1 }}}])</text:span></text:p>
      <text:p text:style-name="P29">{ "_id" : { "favouriteFruit" : "strawberry" }, "count" : 3 }</text:p>
      <text:p text:style-name="P29">{ "_id" : { "favouriteFruit" : "apple" }, "count" : 6 }</text:p>
      <text:p text:style-name="P29">{ "_id" : { "favouriteFruit" : "banana" }, "count" : 6 }</text:p>
      <text:p text:style-name="P16"/>
      <text:p text:style-name="P17">Я <text:s/>буду работать с яблоком </text:p>
      <text:p text:style-name="P17"/>
      <text:list xml:id="list195455441045114" text:continue-numbering="true" text:style-name="L1">
        <text:list-item>
          <text:p text:style-name="P15">Найти саммого раннего зарегистрировавшегося пользователя с таким любимым фруктом</text:p>
        </text:list-item>
      </text:list>
      <text:p text:style-name="P2">&gt; db.users.find({favoriteFruit:{$regex:/apple/}},{_id:null, name:1, favoriteFruit:1, age:1, registered:1}).pretty()</text:p>
      <text:p text:style-name="P2"/>
      <text:p text:style-name="P7">&gt;<text:span text:style-name="T9"> db.users.aggregate([{$group:{_id:'$favoriteFruit', firstRegistered: { $min: "$registered" }}}])</text:span></text:p>
      <text:p text:style-name="P2">{ "_id" : "banana", "firstRegistered" : "2014-01-01T12:56:22 -02:00" }</text:p>
      <text:p text:style-name="P2">{ "_id" : "strawberry", "firstRegistered" : "2014-01-02T02:39:51 -02:00" }</text:p>
      <text:p text:style-name="P2">{ "_id" : "apple", "firstRegistered" : "2014-01-02T10:16:56 -02:00" }</text:p>
      <text:p text:style-name="P2"/>
      <text:p text:style-name="P23"><text:span text:style-name="T8">&gt; </text:span><text:span text:style-name="T2">db.users.aggregate([{$match:{favoriteFruit:{$regex:/apple/}}},{$group:{_id:'$favoriteFruit', firstRegistered: { $min: "$registered" }}}])</text:span></text:p>
      <text:p text:style-name="P23">{ "_id" : "apple", "firstRegistered" : "2014-01-02T10:16:56 -02:00" }</text:p>
      <text:p text:style-name="P2"/>
      <text:p text:style-name="P2"/>
      <text:p text:style-name="P2"><text:span text:style-name="T7">&gt; </text:span><text:span text:style-name="T1">db.users.find({favoriteFruit:{$regex:/apple/}, registered: { $eq: "2014-01-02T10:16:56</text:span> <text:span text:style-name="T1">-02:00"}},{_id:1, name:1, favoriteFruit:1, age:1, registered:1}).pretty()</text:span></text:p>
      <text:p text:style-name="P4"><text:soft-page-break/>{</text:p>
      <text:p text:style-name="P4"><text:tab/>"_id" : ObjectId("5adf3c1544abaca147cdd568"),</text:p>
      <text:p text:style-name="P4"><text:tab/>"age" : 37,</text:p>
      <text:p text:style-name="P4"><text:tab/>"name" : "Magdalena Compton",</text:p>
      <text:p text:style-name="P4"><text:tab/>"registered" : "2014-01-02T10:16:56 -02:00",</text:p>
      <text:p text:style-name="P4"><text:tab/>"favoriteFruit" : "apple"</text:p>
      <text:p text:style-name="P9">}</text:p>
      <text:p text:style-name="P9"/>
      <text:list xml:id="list195456630961879" text:continue-numbering="true" text:style-name="L1">
        <text:list-item>
          <text:p text:style-name="P15">Добавить этому пользовелю свойтво: { features: 'first apple eater' }</text:p>
        </text:list-item>
      </text:list>
      <text:p text:style-name="P8">&gt; <text:span text:style-name="T1">db.users.update({_id:ObjectId("5adf3c1544abaca147cdd568")},{$set:{features:'first apple eater'}},{upsert:1})</text:span></text:p>
      <text:p text:style-name="P9">WriteResult({ "nMatched" : 1, "nUpserted" : 0, "nModified" : 1 })</text:p>
      <text:p text:style-name="P9"/>
      <text:p text:style-name="P2">&gt; db.users.find({favoriteFruit:{$regex:/apple/}, registered: { $eq: "2014-01-02T10:16:56 -02:00"}},{_id:1, name:1, features:1}).pretty()</text:p>
      <text:p text:style-name="P2">{</text:p>
      <text:p text:style-name="P2"><text:tab/>"_id" : ObjectId("5adf3c1544abaca147cdd568"),</text:p>
      <text:p text:style-name="P2"><text:tab/>"name" : "Magdalena Compton",</text:p>
      <text:p text:style-name="P2"><text:tab/>"features" : "first apple eater"</text:p>
      <text:p text:style-name="P10">}</text:p>
      <text:p text:style-name="P9"/>
      <text:list xml:id="list195455969339438" text:continue-numbering="true" text:style-name="L1">
        <text:list-item>
          <text:p text:style-name="P15">Удалить всех любителей клубники (написать количество удаленных пользователей)</text:p>
        </text:list-item>
      </text:list>
      <text:p text:style-name="P2">&gt; db.users.find({favoriteFruit:{$eq:"strawberry"}}).count()</text:p>
      <text:p text:style-name="P2">253</text:p>
      <text:p text:style-name="P2"/>
      <text:p text:style-name="P2">&gt; <text:span text:style-name="T1">db.users.remove({favoriteFruit:{$eq:"strawberry"}})</text:span></text:p>
      <text:p text:style-name="P4">WriteResult({ "nRemoved" : 253 })</text:p>
      <text:p text:style-name="P2"/>
      <text:p text:style-name="P2">&gt; db.users.find({favoriteFruit:{$eq:"strawberry"}}).count()</text:p>
      <text:p text:style-name="P2">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4:04:21.912824715</meta:creation-date>
    <dc:date>2018-05-15T19:54:54.376506370</dc:date>
    <meta:editing-duration>PT14M2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5" meta:paragraph-count="201" meta:word-count="822" meta:character-count="6766" meta:non-whitespace-character-count="6002"/>
  </office:meta>
</office:document-meta>
</file>